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Q1 časopisi:</text:span></text:p>
      <text:list xml:id="list4172550275" text:style-name="L1">
        <text:list-item>
          <text:p text:style-name="P1"><text:span text:style-name="Strong_20_Emphasis">Bulletin of Mathematical Biology</text:span></text:p>
          <text:list>
            <text:list-item>
              <text:p text:style-name="P2"><text:span text:style-name="Strong_20_Emphasis">Opis:</text:span> Službeni časopis Društva za matematičku biologiju, objavljuje originalna istraživanja na sjecištu biologije i matematičkih znanosti.</text:p>
            </text:list-item>
            <text:list-item>
              <text:p text:style-name="P2"><text:span text:style-name="Strong_20_Emphasis">Izdavač:</text:span> Springer New York</text:p>
            </text:list-item>
            <text:list-item>
              <text:p text:style-name="P2"><text:span text:style-name="Strong_20_Emphasis">ISSN:</text:span> 0092-8240</text:p>
            </text:list-item>
            <text:list-item>
              <text:p text:style-name="P2"><text:span text:style-name="Strong_20_Emphasis">Web stranica:</text:span> <text:a xlink:type="simple" xlink:href="https://www.springer.com/journal/11538" office:target-frame-name="_new" xlink:show="replace" text:style-name="Internet_20_link" text:visited-style-name="Visited_20_Internet_20_Link">Bulletin of Mathematical Biology</text:a></text:p>
            </text:list-item>
          </text:list>
        </text:list-item>
        <text:list-item>
          <text:p text:style-name="P1"><text:span text:style-name="Strong_20_Emphasis">Journal of Mathematical Biology</text:span></text:p>
          <text:list>
            <text:list-item>
              <text:p text:style-name="P2"><text:span text:style-name="Strong_20_Emphasis">Opis:</text:span> Fokusira se na radove koji pružaju biološke uvide kroz matematičku analizu ili otvaraju nove matematičke probleme proizašle iz biologije.</text:p>
            </text:list-item>
            <text:list-item>
              <text:p text:style-name="P2"><text:span text:style-name="Strong_20_Emphasis">Izdavač:</text:span> Springer Verlag</text:p>
            </text:list-item>
            <text:list-item>
              <text:p text:style-name="P2"><text:span text:style-name="Strong_20_Emphasis">ISSN:</text:span> 0303-6812</text:p>
            </text:list-item>
            <text:list-item>
              <text:p text:style-name="P2"><text:span text:style-name="Strong_20_Emphasis">Web stranica:</text:span> <text:a xlink:type="simple" xlink:href="https://www.springer.com/journal/285" office:target-frame-name="_new" xlink:show="replace" text:style-name="Internet_20_link" text:visited-style-name="Visited_20_Internet_20_Link">Journal of Mathematical Biology</text:a></text:p>
            </text:list-item>
          </text:list>
        </text:list-item>
        <text:list-item>
          <text:p text:style-name="P1"><text:span text:style-name="Strong_20_Emphasis">Mathematical Biosciences</text:span></text:p>
          <text:list>
            <text:list-item>
              <text:p text:style-name="P2"><text:span text:style-name="Strong_20_Emphasis">Opis:</text:span> Objavljuje radove koji donose nove koncepte ili razumijevanje bioloških sustava putem matematičkih modela.</text:p>
            </text:list-item>
            <text:list-item>
              <text:p text:style-name="P2"><text:span text:style-name="Strong_20_Emphasis">Izdavač:</text:span> Elsevier</text:p>
            </text:list-item>
            <text:list-item>
              <text:p text:style-name="P2"><text:span text:style-name="Strong_20_Emphasis">ISSN:</text:span> 0025-5564</text:p>
            </text:list-item>
            <text:list-item>
              <text:p text:style-name="P1"><text:span text:style-name="Strong_20_Emphasis">Web stranica:</text:span> Mathematical Biosciences</text:p>
            </text:list-item>
          </text:list>
        </text:list-item>
      </text:list>
      <text:p text:style-name="Text_20_body"><text:span text:style-name="Strong_20_Emphasis">Q2 časopisi:</text:span></text:p>
      <text:list xml:id="list2444345516" text:style-name="L2">
        <text:list-item>
          <text:p text:style-name="P3"><text:span text:style-name="Strong_20_Emphasis">Mathematical Biosciences and Engineering</text:span></text:p>
          <text:list>
            <text:list-item>
              <text:p text:style-name="P4"><text:span text:style-name="Strong_20_Emphasis">Opis:</text:span> Interdisciplinarni časopis koji promiče vrhunska istraživanja na području matematičkog modeliranja u biološkim znanostima.</text:p>
            </text:list-item>
            <text:list-item>
              <text:p text:style-name="P4"><text:span text:style-name="Strong_20_Emphasis">Izdavač:</text:span> Arizona State University</text:p>
            </text:list-item>
            <text:list-item>
              <text:p text:style-name="P4"><text:span text:style-name="Strong_20_Emphasis">ISSN:</text:span> 1547-1063</text:p>
            </text:list-item>
            <text:list-item>
              <text:p text:style-name="P4"><text:span text:style-name="Strong_20_Emphasis">Web stranica:</text:span> Mathematical Biosciences and Engineering</text:p>
            </text:list-item>
          </text:list>
        </text:list-item>
        <text:list-item>
          <text:p text:style-name="P3"><text:span text:style-name="Strong_20_Emphasis">Journal of Biological Dynamics</text:span></text:p>
          <text:list>
            <text:list-item>
              <text:p text:style-name="P4"><text:span text:style-name="Strong_20_Emphasis">Opis:</text:span> Pokriva matematičko modeliranje u biologiji, s naglaskom na dinamičke aspekte bioloških sustava.</text:p>
            </text:list-item>
            <text:list-item>
              <text:p text:style-name="P4"><text:span text:style-name="Strong_20_Emphasis">Izdavač:</text:span> Taylor &amp; Francis</text:p>
            </text:list-item>
            <text:list-item>
              <text:p text:style-name="P4"><text:span text:style-name="Strong_20_Emphasis">ISSN:</text:span> 1751-3758</text:p>
            </text:list-item>
            <text:list-item>
              <text:p text:style-name="P4"><text:span text:style-name="Strong_20_Emphasis">Web stranica:</text:span> Journal of Biological Dynamics</text:p>
            </text:list-item>
          </text:list>
        </text:list-item>
        <text:list-item>
          <text:p text:style-name="P3"><text:span text:style-name="Strong_20_Emphasis">Mathematical Medicine and Biology</text:span></text:p>
          <text:list>
            <text:list-item>
              <text:p text:style-name="P4"><text:span text:style-name="Strong_20_Emphasis">Opis:</text:span> Objavljuje radove koji se bave primjenom matematičkih metoda u medicini i biologiji.</text:p>
            </text:list-item>
            <text:list-item>
              <text:p text:style-name="P4"><text:span text:style-name="Strong_20_Emphasis">Izdavač:</text:span> Oxford University Press</text:p>
            </text:list-item>
            <text:list-item>
              <text:p text:style-name="P4"><text:span text:style-name="Strong_20_Emphasis">ISSN:</text:span> 1477-8599</text:p>
            </text:list-item>
            <text:list-item>
              <text:p text:style-name="P3"><text:span text:style-name="Strong_20_Emphasis">Web stranica:</text:span> Mathematical Medicine and Biology</text:p>
            </text:list-item>
          </text:list>
        </text:list-item>
      </text:list>
      <text:p text:style-name="Text_20_body">Prilikom odabira časopisa za objavu rada, važno je uzeti u obzir specifičnost vašeg istraživanja, ciljanog čitateljstva te smjernice i zahtjeve pojedinog časopisa. Preporučuje se detaljno proučiti upute za autore na službenim web stranicama odabranih časopisa.</text:p>
      <text:p text:style-name="Standard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7T19:30:22.918879871</meta:creation-date>
    <dc:date>2024-12-07T22:15:32.458703354</dc:date>
    <meta:editing-duration>PT1H34M49S</meta:editing-duration>
    <meta:editing-cycles>1</meta:editing-cycles>
    <meta:document-statistic meta:table-count="0" meta:image-count="0" meta:object-count="0" meta:page-count="2" meta:paragraph-count="33" meta:word-count="248" meta:character-count="1744" meta:non-whitespace-character-count="1559"/>
    <meta:generator>LibreOffice/7.3.7.2$Linux_X86_64 LibreOffice_project/30$Build-2</meta:generator>
  </office:meta>
</office:document-meta>
</file>